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2f92a" officeooo:paragraph-rsid="0002f92a" style:font-weight-asian="bold" style:font-weight-complex="bold"/>
    </style:style>
    <style:style style:name="P2" style:family="paragraph" style:parent-style-name="Standard" style:list-style-name="L1">
      <style:text-properties officeooo:rsid="0002f92a" officeooo:paragraph-rsid="0002f92a"/>
    </style:style>
    <style:style style:name="P3" style:family="paragraph" style:parent-style-name="Standard">
      <style:text-properties officeooo:rsid="0002f92a" officeooo:paragraph-rsid="0002f92a"/>
    </style:style>
    <style:style style:name="P4" style:family="paragraph" style:parent-style-name="Standard">
      <style:text-properties fo:font-size="13pt" fo:font-weight="bold" officeooo:rsid="00034d4d" officeooo:paragraph-rsid="00034d4d" style:font-size-asian="11.3500003814697pt" style:font-weight-asian="bold" style:font-size-complex="13pt" style:font-weight-complex="bold"/>
    </style:style>
    <style:style style:name="P5" style:family="paragraph" style:parent-style-name="Standard" style:list-style-name="L3">
      <style:text-properties fo:font-size="13pt" fo:font-weight="normal" officeooo:rsid="00034d4d" officeooo:paragraph-rsid="00034d4d" style:font-size-asian="11.3500003814697pt" style:font-weight-asian="normal" style:font-size-complex="13pt" style:font-weight-complex="normal"/>
    </style:style>
    <style:style style:name="P6" style:family="paragraph" style:parent-style-name="Standard" style:list-style-name="L3">
      <style:text-properties fo:font-size="13pt" fo:font-weight="normal" officeooo:rsid="0003f705" officeooo:paragraph-rsid="0003f705" style:font-size-asian="11.3500003814697pt" style:font-weight-asian="normal" style:font-size-complex="13pt" style:font-weight-complex="normal"/>
    </style:style>
    <style:style style:name="T1" style:family="text">
      <style:text-properties officeooo:rsid="0003f70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84232550" text:style-name="L1">
        <text:list-item>
          <text:p text:style-name="P2">The honest, tall, brown, Uganda <text:s/>adjudicator <text:s/>keenly <text:s/>watched <text:s/>our <text:s/>presentation</text:p>
        </text:list-item>
        <text:list-item>
          <text:p text:style-name="P2">The black, tinted, Mercedes <text:s/>car <text:s/>belongs <text:s/>to <text:s/>the <text:s/>chief <text:s/>guest.</text:p>
        </text:list-item>
        <text:list-item>
          <text:p text:style-name="P2">The old, traditional, Samburu <text:s/>dance <text:s/>was <text:s/>performed <text:s/>by Upendo <text:s/>Primary <text:s/>School.</text:p>
        </text:list-item>
        <text:list-item>
          <text:p text:style-name="P2">The short, beautiful, brown <text:s/>dancer <text:s/>won <text:s/>the <text:s/>festival.</text:p>
        </text:list-item>
        <text:list-item>
          <text:p text:style-name="P2">The neat, orderly, printed <text:s/>papers <text:s/>were <text:s/>given <text:s/>to <text:s/>the <text:s/>adjudicators.</text:p>
        </text:list-item>
        <text:list-item>
          <text:p text:style-name="P2">The bright, noisy, warm <text:s/>stadium <text:s/>is <text:s/>where <text:s/>the <text:s/>festival <text:s/>will <text:s/>be.</text:p>
        </text:list-item>
        <text:list-item>
          <text:p text:style-name="P2">The four, quiet, friendly <text:s/>adjudicators <text:s/>were <text:s/>very <text:s/>keen <text:s/>on <text:s/>every <text:s/>performance.</text:p>
        </text:list-item>
        <text:list-item>
          <text:p text:style-name="P2">The large, cosy, modern <text:s/>room <text:s/>is <text:s/>where <text:s/>we <text:s/>reh<text:span text:style-name="T1">earsal</text:span>.</text:p>
        </text:list-item>
        <text:list-item>
          <text:p text:style-name="P2">The clean, spacious, American room <text:s/>was <text:s/>where <text:s/>the <text:s/>adjudicators <text:s/>decided <text:s/>who <text:s/>won <text:s/>the festival.</text:p>
        </text:list-item>
        <text:list-item>
          <text:p text:style-name="P2">The slim, cheerful, vibrant <text:s/>man <text:s/>was <text:s/>one <text:s/>of <text:s/>the <text:s/>audience.</text:p>
        </text:list-item>
      </text:list>
      <text:p text:style-name="P3"/>
      <text:p text:style-name="P3"/>
      <text:p text:style-name="P4">SLE PG 73-74 EXERCISE</text:p>
      <text:list xml:id="list3284060533" text:style-name="L3">
        <text:list-item>
          <text:p text:style-name="P5">interesting, big, green</text:p>
        </text:list-item>
        <text:list-item>
          <text:p text:style-name="P5">huge, blue, hardcover</text:p>
        </text:list-item>
        <text:list-item>
          <text:p text:style-name="P5">shiny, big, new, black </text:p>
        </text:list-item>
        <text:list-item>
          <text:p text:style-name="P5">big, colourful, ancient</text:p>
        </text:list-item>
        <text:list-item>
          <text:p text:style-name="P5">heavy, big, blue</text:p>
        </text:list-item>
        <text:list-item>
          <text:p text:style-name="P5">high, wide, brown</text:p>
        </text:list-item>
        <text:list-item>
          <text:p text:style-name="P5">small, red, Kiswahili, hardcover</text:p>
        </text:list-item>
        <text:list-item>
          <text:p text:style-name="P5">big, rude</text:p>
        </text:list-item>
        <text:list-item>
          <text:p text:style-name="P6">big, heavy, brown, metallic </text:p>
        </text:list-item>
        <text:list-item>
          <text:p text:style-name="P6"><text:s/>rainy, cold, Frida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2f92a" officeooo:paragraph-rsid="0002f92a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LE PG 63 EXERCIS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1:14:41.355256991</meta:creation-date>
    <dc:date>2020-04-11T11:48:07.143431705</dc:date>
    <meta:editing-duration>PT7M42S</meta:editing-duration>
    <meta:editing-cycles>1</meta:editing-cycles>
    <meta:document-statistic meta:table-count="0" meta:image-count="0" meta:object-count="0" meta:page-count="1" meta:paragraph-count="22" meta:word-count="164" meta:character-count="1015" meta:non-whitespace-character-count="830"/>
    <meta:generator>LibreOffice/6.0.7.3$Linux_X86_64 LibreOffice_project/00m0$Build-3</meta:generator>
  </office:meta>
</office:document-meta>
</file>